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  <style:style style:name="ce2" style:family="table-cell" style:parent-style-name="Default" style:data-style-name="N129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2.94pt" svg:height="250.72pt" svg:x="121.58pt" svg:y="161.15pt">
            <loext:p draw:notify-on-update-of-ranges="Sheet1.G2:Sheet1.G2 Sheet1.G3:Sheet1.G11 Sheet1.H2:Sheet1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requenza [MHz]</text:p>
          </table:table-cell>
          <table:table-cell office:value-type="string" calcext:value-type="string">
            <text:p>usb [Mb/s]</text:p>
          </table:table-cell>
          <table:table-cell office:value-type="string" calcext:value-type="string">
            <text:p>Utilizzo Cpu %</text:p>
          </table:table-cell>
          <table:table-cell office:value-type="string" calcext:value-type="string">
            <text:p>Tx gain [?]</text:p>
          </table:table-cell>
          <table:table-cell office:value-type="string" calcext:value-type="string">
            <text:p>Rx gain [?]</text:p>
          </table:table-cell>
          <table:table-cell/>
          <table:table-cell office:value-type="string" calcext:value-type="string">
            <text:p>Tx gain [?]</text:p>
          </table:table-cell>
          <table:table-cell office:value-type="string" calcext:value-type="string">
            <text:p>Bit ricevuti</text:p>
          </table:table-cell>
          <table:table-cell table:style-name="Default" office:value-type="string" calcext:value-type="string">
            <text:p>Info perse%</text:p>
          </table:table-cell>
          <table:table-cell office:value-type="string" calcext:value-type="string">
            <text:p>RX gain</text:p>
          </table:table-cell>
          <table:table-cell office:value-type="string" calcext:value-type="string">
            <text:p>Qualità Suono</text:p>
          </table:table-cell>
          <table:table-cell/>
          <table:table-cell table:style-name="Default" office:value-type="string" calcext:value-type="string">
            <text:p>Sample rate [MHz]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usb [Mb/s]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505" calcext:value-type="float">
            <text:p>7.50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798368" calcext:value-type="float">
            <text:p>1798368</text:p>
          </table:table-cell>
          <table:table-cell table:formula="of:=(1915392-[.H2])/19153.92" office:value-type="float" office:value="6.10966319165998" calcext:value-type="float">
            <text:p>6.1</text:p>
          </table:table-cell>
          <table:table-cell office:value-type="float" office:value="-71" calcext:value-type="float">
            <text:p>-7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45" calcext:value-type="float">
            <text:p>7.45</text:p>
          </table:table-cell>
          <table:table-cell office:value-type="float" office:value="84.5" calcext:value-type="float">
            <text:p>84.5</text:p>
          </table:table-cell>
          <table:table-cell office:value-type="float" office:value="80" calcext:value-type="float">
            <text:p>80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57312" calcext:value-type="float">
            <text:p>1857312</text:p>
          </table:table-cell>
          <table:table-cell table:formula="of:=(1915392-[.H3])/19153.92" office:value-type="float" office:value="3.0322774659182" calcext:value-type="float">
            <text:p>3.0</text:p>
          </table:table-cell>
          <table:table-cell office:value-type="float" office:value="-74" calcext:value-type="float">
            <text:p>-74</text:p>
          </table:table-cell>
          <table:table-cell table:number-columns-repeated="2"/>
          <table:table-cell office:value-type="float" office:value="0.25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861440" calcext:value-type="float">
            <text:p>1861440</text:p>
          </table:table-cell>
          <table:table-cell table:formula="of:=(1915392-[.H4])/19153.92" office:value-type="float" office:value="2.81676022453889" calcext:value-type="float">
            <text:p>2.8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852032" calcext:value-type="float">
            <text:p>1852032</text:p>
          </table:table-cell>
          <table:table-cell table:formula="of:=(1915392-[.H5])/19153.92" office:value-type="float" office:value="3.30793905372895" calcext:value-type="float">
            <text:p>3.3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office:value-type="float" office:value="1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846272" calcext:value-type="float">
            <text:p>1846272</text:p>
          </table:table-cell>
          <table:table-cell table:formula="of:=(1915392-[.H6])/19153.92" office:value-type="float" office:value="3.60866078588613" calcext:value-type="float">
            <text:p>3.6</text:p>
          </table:table-cell>
          <table:table-cell office:value-type="float" office:value="-84" calcext:value-type="float">
            <text:p>-8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822720" calcext:value-type="float">
            <text:p>1822720</text:p>
          </table:table-cell>
          <table:table-cell table:formula="of:=(1915392-[.H7])/19153.92" office:value-type="float" office:value="4.83827853515103" calcext:value-type="float">
            <text:p>4.8</text:p>
          </table:table-cell>
          <table:table-cell office:value-type="float" office:value="-89" calcext:value-type="float">
            <text:p>-89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644576" calcext:value-type="float">
            <text:p>1644576</text:p>
          </table:table-cell>
          <table:table-cell table:formula="of:=(1915392-[.H8])/19153.92" office:value-type="float" office:value="14.1389334402566" calcext:value-type="float">
            <text:p>14.1</text:p>
          </table:table-cell>
          <table:table-cell office:value-type="float" office:value="-94" calcext:value-type="float">
            <text:p>-94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462272" calcext:value-type="float">
            <text:p>1462272</text:p>
          </table:table-cell>
          <table:table-cell table:formula="of:=(1915392-[.H9])/19153.92" office:value-type="float" office:value="23.6567762630313" calcext:value-type="float">
            <text:p>23.7</text:p>
          </table:table-cell>
          <table:table-cell office:value-type="float" office:value="-95" calcext:value-type="float">
            <text:p>-9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065216" calcext:value-type="float">
            <text:p>1065216</text:p>
          </table:table-cell>
          <table:table-cell table:formula="of:=(1915392-[.H10])/19153.92" office:value-type="float" office:value="44.3865276663994" calcext:value-type="float">
            <text:p>44.4</text:p>
          </table:table-cell>
          <table:table-cell office:value-type="float" office:value="-97" calcext:value-type="float">
            <text:p>-97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04" calcext:value-type="float">
            <text:p>10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95808" calcext:value-type="float">
            <text:p>95808</text:p>
          </table:table-cell>
          <table:table-cell table:formula="of:=(1915392-[.H11])/19153.92" office:value-type="float" office:value="94.9979951884523" calcext:value-type="float">
            <text:p>95.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0:42:57.596837859</meta:creation-date>
    <meta:generator>LibreOffice/5.1.6.2$Linux_X86_64 LibreOffice_project/10m0$Build-2</meta:generator>
    <dc:date>2018-09-23T01:40:39.572092870</dc:date>
    <meta:editing-duration>PT26M59S</meta:editing-duration>
    <meta:editing-cycles>3</meta:editing-cycles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16cm" svg:height="8.846cm" xlink:href=".." xlink:type="simple" chart:class="chart:line" chart:style-name="ch1">
        <chart:legend svg:x="0cm" svg:y="0cm" style:legend-expansion="custom" chartooo:width="14.216cm" chartooo:height="8.846cm" style:legend-expansion-aspect-ratio="1.60705403572236" chart:style-name="ch2"/>
        <chart:plot-area chart:style-name="ch3" table:cell-range-address="Sheet1.G2:Sheet1.H11" chart:data-source-has-labels="both" svg:x="0.284cm" svg:y="0.176cm" svg:width="13.648cm" svg:height="8.494cm">
          <chartooo:coordinate-region svg:x="1.831cm" svg:y="0.375cm" svg:width="12.101cm" svg:height="7.648cm"/>
          <chart:axis chart:dimension="x" chart:name="primary-x" chart:style-name="ch4" chartooo:axis-type="auto">
            <chartooo:date-scale/>
            <chart:categories table:cell-range-address="Sheet1.G3:Sheet1.G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77">
                <text:p>77</text:p>
                <draw:g>
                  <svg:desc>Sheet1.G3:Sheet1.G11</svg:desc>
                </draw:g>
              </table:table-cell>
              <table:table-cell office:value-type="float" office:value="1798368">
                <text:p>1798368</text:p>
                <draw:g>
                  <svg:desc>Sheet1.H2:Sheet1.H11</svg:desc>
                </draw:g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57312">
                <text:p>18573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61440">
                <text:p>186144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52032">
                <text:p>18520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46272">
                <text:p>184627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22720">
                <text:p>182272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44576">
                <text:p>16445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62272">
                <text:p>14622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5216">
                <text:p>1065216</text:p>
              </table:table-cell>
            </table:table-row>
            <table:table-row>
              <table:table-cell office:value-type="string"/>
              <table:table-cell office:value-type="float" office:value="95808">
                <text:p>95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